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Thumbnails/thumbnail.png" manifest:media-type="image/png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Replacements/Object 15" manifest:media-type=""/>
  <manifest:file-entry manifest:full-path="ObjectReplacements/Object 1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fill-color="#996600" draw:textarea-vertical-align="middle"/>
    </style:style>
    <style:style style:name="gr2" style:family="graphic" style:parent-style-name="standard">
      <style:graphic-properties draw:stroke="solid" svg:stroke-width="0.007cm" svg:stroke-color="#000000" draw:stroke-linejoin="miter" draw:fill="solid" draw:fill-color="#ff9015" fo:padding-top="0.128cm" fo:padding-bottom="0.128cm" fo:padding-left="0.253cm" fo:padding-right="0.253cm"/>
    </style:style>
    <style:style style:name="gr3" style:family="graphic" style:parent-style-name="standard">
      <style:graphic-properties draw:stroke="solid" svg:stroke-width="0.007cm" svg:stroke-color="#000000" draw:stroke-linejoin="miter" draw:fill="solid" draw:fill-color="#9999ff" fo:padding-top="0.128cm" fo:padding-bottom="0.128cm" fo:padding-left="0.253cm" fo:padding-right="0.253cm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gr5" style:family="graphic" style:parent-style-name="objectwithoutfill">
      <style:graphic-properties svg:stroke-width="0.081cm" draw:marker-start-width="0.356cm" draw:marker-end-width="0.356cm" draw:fill="none" draw:fill-color="#996600" draw:textarea-vertical-align="middle" fo:padding-top="0.14cm" fo:padding-bottom="0.14cm" fo:padding-left="0.265cm" fo:padding-right="0.265cm"/>
    </style:style>
    <style:style style:name="P1" style:family="paragraph">
      <loext:graphic-properties draw:fill="none" draw:fill-color="#996600"/>
      <style:paragraph-properties fo:text-align="center"/>
    </style:style>
    <style:style style:name="P2" style:family="paragraph">
      <loext:graphic-properties draw:fill="solid" draw:fill-color="#ff9015"/>
    </style:style>
    <style:style style:name="P3" style:family="paragraph">
      <loext:graphic-properties draw:fill="solid" draw:fill-color="#9999ff"/>
    </style:style>
    <style:style style:name="P4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2.25cm" svg:y1="1.461cm" svg:x2="2.25cm" svg:y2="2.525cm">
          <text:p/>
        </draw:line>
        <draw:line draw:style-name="gr1" draw:text-style-name="P1" draw:layer="layout" svg:x1="3.033cm" svg:y1="1.475cm" svg:x2="3.033cm" svg:y2="2.539cm">
          <text:p/>
        </draw:line>
        <draw:line draw:style-name="gr1" draw:text-style-name="P1" draw:layer="layout" svg:x1="4.452cm" svg:y1="1.49cm" svg:x2="4.452cm" svg:y2="2.554cm">
          <text:p/>
        </draw:line>
        <draw:line draw:style-name="gr1" draw:text-style-name="P1" draw:layer="layout" svg:x1="5.235cm" svg:y1="1.46cm" svg:x2="5.235cm" svg:y2="2.524cm">
          <text:p/>
        </draw:line>
        <draw:path draw:style-name="gr2" draw:text-style-name="P2" draw:layer="layout" svg:width="3.757cm" svg:height="0.693cm" svg:x="1.892cm" svg:y="2.265cm" svg:viewBox="0 0 3758 694" svg:d="M3758 347c0 65-79 118-254 174-172 55-386 95-687 127-298 33-593 46-938 46-347 0-640-13-941-46-298-32-514-72-687-127-172-56-251-109-251-174 0-63 79-118 251-173 173-56 389-96 687-127 301-32 594-47 941-47 345 0 640 15 938 47 301 31 515 71 687 127 175 55 254 110 254 173z">
          <text:p/>
        </draw:path>
        <draw:path draw:style-name="gr3" draw:text-style-name="P3" draw:layer="layout" svg:width="3.757cm" svg:height="0.693cm" svg:x="1.876cm" svg:y="1.067cm" svg:viewBox="0 0 3758 694" svg:d="M3758 347c0 65-79 118-254 174-172 55-386 95-687 127-298 33-593 46-938 46-347 0-640-13-941-46-298-32-514-72-687-127-172-56-251-109-251-174 0-63 79-118 251-173 173-56 389-96 687-127 301-32 594-47 941-47 345 0 640 15 938 47 301 31 515 71 687 127 175 55 254 110 254 173z">
          <text:p/>
        </draw:path>
        <draw:frame draw:style-name="gr4" draw:text-style-name="P4" draw:layer="layout" svg:width="0.522cm" svg:height="0.47cm" svg:x="3.527cm" svg:y="1.22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4" draw:layer="layout" svg:width="0.522cm" svg:height="0.47cm" svg:x="3.498cm" svg:y="2.396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4" draw:layer="layout" svg:width="0.9cm" svg:height="0.91cm" svg:x="6.067cm" svg:y="5.446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line draw:style-name="gr5" draw:text-style-name="P1" draw:layer="layout" svg:x1="6.117cm" svg:y1="2.039cm" svg:x2="6.488cm" svg:y2="2.039cm">
          <text:p/>
        </draw:line>
        <draw:line draw:style-name="gr1" draw:text-style-name="P1" draw:layer="layout" svg:x1="8.894cm" svg:y1="3.673cm" svg:x2="7.859cm" svg:y2="3.673cm">
          <text:p/>
        </draw:line>
        <draw:line draw:style-name="gr1" draw:text-style-name="P1" draw:layer="layout" svg:x1="9.855cm" svg:y1="3.673cm" svg:x2="8.82cm" svg:y2="3.673cm">
          <text:p/>
        </draw:line>
        <draw:line draw:style-name="gr1" draw:text-style-name="P1" draw:layer="layout" svg:x1="7.88cm" svg:y1="3.681cm" svg:x2="8.334cm" svg:y2="2.594cm">
          <text:p/>
        </draw:line>
        <draw:line draw:style-name="gr1" draw:text-style-name="P1" draw:layer="layout" svg:x1="9.836cm" svg:y1="3.673cm" svg:x2="10.29cm" svg:y2="2.586cm">
          <text:p/>
        </draw:line>
        <draw:line draw:style-name="gr1" draw:text-style-name="P1" draw:layer="layout" svg:x1="7.88cm" svg:y1="3.672cm" svg:x2="7.426cm" svg:y2="2.585cm">
          <text:p/>
        </draw:line>
        <draw:line draw:style-name="gr1" draw:text-style-name="P1" draw:layer="layout" svg:x1="9.835cm" svg:y1="3.663cm" svg:x2="9.381cm" svg:y2="2.576cm">
          <text:p/>
        </draw:line>
        <draw:line draw:style-name="gr1" draw:text-style-name="P1" draw:layer="layout" svg:x1="7.417cm" svg:y1="2.519cm" svg:x2="7.417cm" svg:y2="1.385cm">
          <text:p/>
        </draw:line>
        <draw:line draw:style-name="gr1" draw:text-style-name="P1" draw:layer="layout" svg:x1="8.325cm" svg:y1="2.575cm" svg:x2="8.325cm" svg:y2="1.441cm">
          <text:p/>
        </draw:line>
        <draw:line draw:style-name="gr1" draw:text-style-name="P1" draw:layer="layout" svg:x1="9.383cm" svg:y1="2.575cm" svg:x2="9.383cm" svg:y2="1.441cm">
          <text:p/>
        </draw:line>
        <draw:line draw:style-name="gr1" draw:text-style-name="P1" draw:layer="layout" svg:x1="10.281cm" svg:y1="2.594cm" svg:x2="10.281cm" svg:y2="1.46cm">
          <text:p/>
        </draw:line>
        <draw:path draw:style-name="gr2" draw:text-style-name="P2" draw:layer="layout" svg:width="0.655cm" svg:height="0.646cm" svg:x="7.096cm" svg:y="2.257cm" svg:viewBox="0 0 656 647" svg:d="M328 0c-61 0-112 14-164 43-52 30-90 67-120 118-30 52-44 103-44 162 0 61 14 111 44 163 30 50 68 88 120 117 52 30 103 44 164 44s111-14 164-44c52-29 90-67 120-117 30-52 44-102 44-163 0-59-14-110-44-162-30-51-68-88-120-118-53-29-103-43-164-43z">
          <text:p/>
        </draw:path>
        <draw:path draw:style-name="gr2" draw:text-style-name="P2" draw:layer="layout" svg:width="0.655cm" svg:height="0.646cm" svg:x="7.983cm" svg:y="2.256cm" svg:viewBox="0 0 656 647" svg:d="M328 0c-61 0-112 14-164 43-52 30-90 67-120 118-30 52-44 103-44 162 0 61 14 111 44 163 30 50 68 88 120 117 52 30 103 44 164 44s111-14 164-44c52-29 90-67 120-117 30-52 44-102 44-163 0-59-14-110-44-162-30-51-68-88-120-118-53-29-103-43-164-43z">
          <text:p/>
        </draw:path>
        <draw:path draw:style-name="gr2" draw:text-style-name="P2" draw:layer="layout" svg:width="0.655cm" svg:height="0.646cm" svg:x="9.105cm" svg:y="2.256cm" svg:viewBox="0 0 656 647" svg:d="M328 0c-61 0-112 14-164 43-52 30-90 67-120 118-30 52-44 103-44 162 0 61 14 111 44 163 30 50 68 88 120 117 52 30 103 44 164 44s111-14 164-44c52-29 90-67 120-117 30-52 44-102 44-163 0-59-14-110-44-162-30-51-68-88-120-118-53-29-103-43-164-43z">
          <text:p/>
        </draw:path>
        <draw:path draw:style-name="gr2" draw:text-style-name="P2" draw:layer="layout" svg:width="0.655cm" svg:height="0.646cm" svg:x="9.949cm" svg:y="2.241cm" svg:viewBox="0 0 656 647" svg:d="M328 0c-61 0-112 14-164 43-52 30-90 67-120 118-30 52-44 103-44 162 0 61 14 111 44 163 30 50 68 88 120 117 52 30 103 44 164 44s111-14 164-44c52-29 90-67 120-117 30-52 44-102 44-163 0-59-14-110-44-162-30-51-68-88-120-118-53-29-103-43-164-43z">
          <text:p/>
        </draw:path>
        <draw:path draw:style-name="gr2" draw:text-style-name="P2" draw:layer="layout" svg:width="0.655cm" svg:height="0.646cm" svg:x="8.558cm" svg:y="3.336cm" svg:viewBox="0 0 656 647" svg:d="M328 0c-61 0-112 14-164 43-52 30-90 67-120 118-30 52-44 103-44 162 0 61 14 111 44 163 30 50 68 88 120 117 52 30 103 44 164 44s111-14 164-44c52-29 90-67 120-117 30-52 44-102 44-163 0-59-14-110-44-162-30-51-68-88-120-118-53-29-103-43-164-43z">
          <text:p/>
        </draw:path>
        <draw:path draw:style-name="gr3" draw:text-style-name="P3" draw:layer="layout" svg:width="3.757cm" svg:height="0.693cm" svg:x="6.954cm" svg:y="1.047cm" svg:viewBox="0 0 3758 694" svg:d="M3758 347c0 65-79 118-254 174-172 55-386 95-687 127-298 33-593 46-938 46-347 0-640-13-941-46-298-32-514-72-687-127-172-56-251-109-251-174 0-63 79-118 251-173 173-56 389-96 687-127 301-32 594-47 941-47 345 0 640 15 938 47 301 31 515 71 687 127 175 55 254 110 254 173z">
          <text:p/>
        </draw:path>
        <draw:frame draw:style-name="gr4" draw:text-style-name="P4" draw:layer="layout" svg:width="0.725cm" svg:height="0.528cm" svg:x="7.073cm" svg:y="2.335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4" draw:layer="layout" svg:width="0.729cm" svg:height="0.528cm" svg:x="7.931cm" svg:y="2.326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text-style-name="P4" draw:layer="layout" svg:width="0.534cm" svg:height="0.47cm" svg:x="8.626cm" svg:y="3.433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text-style-name="P4" draw:layer="layout" svg:width="0.734cm" svg:height="0.529cm" svg:x="9.06cm" svg:y="2.306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4" draw:text-style-name="P4" draw:layer="layout" svg:width="0.746cm" svg:height="0.529cm" svg:x="9.904cm" svg:y="2.315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4" draw:text-style-name="P4" draw:layer="layout" svg:width="0.522cm" svg:height="0.47cm" svg:x="8.641cm" svg:y="1.205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1" draw:text-style-name="P1" draw:layer="layout" svg:x1="4.035cm" svg:y1="4.857cm" svg:x2="3cm" svg:y2="4.857cm">
          <text:p/>
        </draw:line>
        <draw:line draw:style-name="gr1" draw:text-style-name="P1" draw:layer="layout" svg:x1="4.996cm" svg:y1="4.857cm" svg:x2="3.961cm" svg:y2="4.857cm">
          <text:p/>
        </draw:line>
        <draw:line draw:style-name="gr1" draw:text-style-name="P1" draw:layer="layout" svg:x1="3.021cm" svg:y1="4.849cm" svg:x2="3.475cm" svg:y2="5.936cm">
          <text:p/>
        </draw:line>
        <draw:line draw:style-name="gr1" draw:text-style-name="P1" draw:layer="layout" svg:x1="4.977cm" svg:y1="4.857cm" svg:x2="5.431cm" svg:y2="5.944cm">
          <text:p/>
        </draw:line>
        <draw:line draw:style-name="gr1" draw:text-style-name="P1" draw:layer="layout" svg:x1="3.021cm" svg:y1="4.858cm" svg:x2="2.567cm" svg:y2="5.945cm">
          <text:p/>
        </draw:line>
        <draw:line draw:style-name="gr1" draw:text-style-name="P1" draw:layer="layout" svg:x1="4.976cm" svg:y1="4.867cm" svg:x2="4.522cm" svg:y2="5.954cm">
          <text:p/>
        </draw:line>
        <draw:line draw:style-name="gr1" draw:text-style-name="P1" draw:layer="layout" svg:x1="2.558cm" svg:y1="6.011cm" svg:x2="2.558cm" svg:y2="7.145cm">
          <text:p/>
        </draw:line>
        <draw:line draw:style-name="gr1" draw:text-style-name="P1" draw:layer="layout" svg:x1="3.466cm" svg:y1="5.955cm" svg:x2="3.466cm" svg:y2="7.089cm">
          <text:p/>
        </draw:line>
        <draw:line draw:style-name="gr1" draw:text-style-name="P1" draw:layer="layout" svg:x1="4.524cm" svg:y1="5.955cm" svg:x2="4.524cm" svg:y2="7.089cm">
          <text:p/>
        </draw:line>
        <draw:line draw:style-name="gr1" draw:text-style-name="P1" draw:layer="layout" svg:x1="5.422cm" svg:y1="5.936cm" svg:x2="5.422cm" svg:y2="7.07cm">
          <text:p/>
        </draw:line>
        <draw:path draw:style-name="gr3" draw:text-style-name="P3" draw:layer="layout" svg:width="0.655cm" svg:height="0.646cm" draw:transform="rotate (-3.14159265358979) translate (2.893cm 6.273cm)" svg:viewBox="0 0 656 647" svg:d="M328 0c61 0 112 14 164 43 52 30 90 67 120 118 30 52 44 103 44 162 0 61-14 111-44 163-30 50-68 88-120 117-52 30-103 44-164 44s-111-14-164-44c-52-29-90-67-120-117-30-52-44-102-44-163 0-59 14-110 44-162 30-51 68-88 120-118 53-29 103-43 164-43z">
          <text:p/>
        </draw:path>
        <draw:path draw:style-name="gr3" draw:text-style-name="P3" draw:layer="layout" svg:width="0.655cm" svg:height="0.646cm" draw:transform="rotate (-3.14159265358979) translate (3.78cm 6.274cm)" svg:viewBox="0 0 656 647" svg:d="M328 0c61 0 112 14 164 43 52 30 90 67 120 118 30 52 44 103 44 162 0 61-14 111-44 163-30 50-68 88-120 117-52 30-103 44-164 44s-111-14-164-44c-52-29-90-67-120-117-30-52-44-102-44-163 0-59 14-110 44-162 30-51 68-88 120-118 53-29 103-43 164-43z">
          <text:p/>
        </draw:path>
        <draw:path draw:style-name="gr3" draw:text-style-name="P3" draw:layer="layout" svg:width="0.655cm" svg:height="0.646cm" draw:transform="rotate (-3.14159265358979) translate (4.902cm 6.274cm)" svg:viewBox="0 0 656 647" svg:d="M328 0c61 0 112 14 164 43 52 30 90 67 120 118 30 52 44 103 44 162 0 61-14 111-44 163-30 50-68 88-120 117-52 30-103 44-164 44s-111-14-164-44c-52-29-90-67-120-117-30-52-44-102-44-163 0-59 14-110 44-162 30-51 68-88 120-118 53-29 103-43 164-43z">
          <text:p/>
        </draw:path>
        <draw:path draw:style-name="gr3" draw:text-style-name="P3" draw:layer="layout" svg:width="0.655cm" svg:height="0.646cm" draw:transform="rotate (-3.14159265358979) translate (5.746cm 6.289cm)" svg:viewBox="0 0 656 647" svg:d="M328 0c61 0 112 14 164 43 52 30 90 67 120 118 30 52 44 103 44 162 0 61-14 111-44 163-30 50-68 88-120 117-52 30-103 44-164 44s-111-14-164-44c-52-29-90-67-120-117-30-52-44-102-44-163 0-59 14-110 44-162 30-51 68-88 120-118 53-29 103-43 164-43z">
          <text:p/>
        </draw:path>
        <draw:path draw:style-name="gr3" draw:text-style-name="P3" draw:layer="layout" svg:width="0.655cm" svg:height="0.646cm" draw:transform="rotate (-3.14159265358979) translate (4.355cm 5.194cm)" svg:viewBox="0 0 656 647" svg:d="M328 0c61 0 112 14 164 43 52 30 90 67 120 118 30 52 44 103 44 162 0 61-14 111-44 163-30 50-68 88-120 117-52 30-103 44-164 44s-111-14-164-44c-52-29-90-67-120-117-30-52-44-102-44-163 0-59 14-110 44-162 30-51 68-88 120-118 53-29 103-43 164-43z">
          <text:p/>
        </draw:path>
        <draw:frame draw:style-name="gr4" draw:text-style-name="P4" draw:layer="layout" svg:width="0.534cm" svg:height="0.47cm" svg:x="3.766cm" svg:y="4.637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4" draw:text-style-name="P4" draw:layer="layout" svg:width="0.725cm" svg:height="0.528cm" svg:x="2.233cm" svg:y="5.713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4" draw:text-style-name="P4" draw:layer="layout" svg:width="0.729cm" svg:height="0.528cm" svg:x="3.062cm" svg:y="5.675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4" draw:text-style-name="P4" draw:layer="layout" svg:width="0.734cm" svg:height="0.529cm" svg:x="4.199cm" svg:y="5.694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4" draw:text-style-name="P4" draw:layer="layout" svg:width="0.746cm" svg:height="0.529cm" svg:x="5.053cm" svg:y="5.713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line draw:style-name="gr5" draw:text-style-name="P1" draw:layer="layout" svg:x1="1.315cm" svg:y1="6.002cm" svg:x2="1.686cm" svg:y2="6.002cm">
          <text:p/>
        </draw:line>
        <draw:path draw:style-name="gr2" draw:text-style-name="P2" draw:layer="layout" svg:width="3.757cm" svg:height="0.693cm" draw:transform="rotate (-3.14159265358979) translate (5.853cm 7.48312024781751cm)" svg:viewBox="0 0 3758 694" svg:d="M0 347c0 65 79 118 254 174 172 55 386 95 687 127 298 33 593 46 938 46 347 0 640-13 941-46 298-32 514-72 687-127 172-56 251-109 251-174 0-63-79-118-251-173-173-56-389-96-687-127-301-32-594-47-941-47-345 0-640 15-938 47-301 31-515 71-687 127-175 55-254 110-254 173z">
          <text:p/>
        </draw:path>
        <draw:frame draw:style-name="gr4" draw:text-style-name="P4" draw:layer="layout" svg:width="0.522cm" svg:height="0.47cm" svg:x="3.735cm" svg:y="6.916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line draw:style-name="gr1" draw:text-style-name="P1" draw:layer="layout" svg:x1="8.903cm" svg:y1="4.408cm" svg:x2="7.868cm" svg:y2="4.408cm">
          <text:p/>
        </draw:line>
        <draw:line draw:style-name="gr1" draw:text-style-name="P1" draw:layer="layout" svg:x1="9.864cm" svg:y1="4.408cm" svg:x2="8.829cm" svg:y2="4.408cm">
          <text:p/>
        </draw:line>
        <draw:line draw:style-name="gr1" draw:text-style-name="P1" draw:layer="layout" svg:x1="7.889cm" svg:y1="4.4cm" svg:x2="8.343cm" svg:y2="5.487cm">
          <text:p/>
        </draw:line>
        <draw:line draw:style-name="gr1" draw:text-style-name="P1" draw:layer="layout" svg:x1="9.845cm" svg:y1="4.408cm" svg:x2="10.299cm" svg:y2="5.495cm">
          <text:p/>
        </draw:line>
        <draw:line draw:style-name="gr1" draw:text-style-name="P1" draw:layer="layout" svg:x1="7.889cm" svg:y1="4.409cm" svg:x2="7.435cm" svg:y2="5.496cm">
          <text:p/>
        </draw:line>
        <draw:line draw:style-name="gr1" draw:text-style-name="P1" draw:layer="layout" svg:x1="9.844cm" svg:y1="4.418cm" svg:x2="9.39cm" svg:y2="5.505cm">
          <text:p/>
        </draw:line>
        <draw:line draw:style-name="gr1" draw:text-style-name="P1" draw:layer="layout" svg:x1="7.426cm" svg:y1="5.562cm" svg:x2="7.426cm" svg:y2="6.696cm">
          <text:p/>
        </draw:line>
        <draw:line draw:style-name="gr1" draw:text-style-name="P1" draw:layer="layout" svg:x1="8.334cm" svg:y1="5.506cm" svg:x2="8.334cm" svg:y2="6.64cm">
          <text:p/>
        </draw:line>
        <draw:line draw:style-name="gr1" draw:text-style-name="P1" draw:layer="layout" svg:x1="9.392cm" svg:y1="5.506cm" svg:x2="9.392cm" svg:y2="6.64cm">
          <text:p/>
        </draw:line>
        <draw:line draw:style-name="gr1" draw:text-style-name="P1" draw:layer="layout" svg:x1="10.29cm" svg:y1="5.487cm" svg:x2="10.29cm" svg:y2="6.621cm">
          <text:p/>
        </draw:line>
        <draw:path draw:style-name="gr3" draw:text-style-name="P3" draw:layer="layout" svg:width="0.655cm" svg:height="0.646cm" draw:transform="rotate (-3.14159265358979) translate (7.761cm 5.824cm)" svg:viewBox="0 0 656 647" svg:d="M328 0c61 0 112 14 164 43 52 30 90 67 120 118 30 52 44 103 44 162 0 61-14 111-44 163-30 50-68 88-120 117-52 30-103 44-164 44s-111-14-164-44c-52-29-90-67-120-117-30-52-44-102-44-163 0-59 14-110 44-162 30-51 68-88 120-118 53-29 103-43 164-43z">
          <text:p/>
        </draw:path>
        <draw:path draw:style-name="gr3" draw:text-style-name="P3" draw:layer="layout" svg:width="0.655cm" svg:height="0.646cm" draw:transform="rotate (-3.14159265358979) translate (8.648cm 5.825cm)" svg:viewBox="0 0 656 647" svg:d="M328 0c61 0 112 14 164 43 52 30 90 67 120 118 30 52 44 103 44 162 0 61-14 111-44 163-30 50-68 88-120 117-52 30-103 44-164 44s-111-14-164-44c-52-29-90-67-120-117-30-52-44-102-44-163 0-59 14-110 44-162 30-51 68-88 120-118 53-29 103-43 164-43z">
          <text:p/>
        </draw:path>
        <draw:path draw:style-name="gr3" draw:text-style-name="P3" draw:layer="layout" svg:width="0.655cm" svg:height="0.646cm" draw:transform="rotate (-3.14159265358979) translate (9.77cm 5.825cm)" svg:viewBox="0 0 656 647" svg:d="M328 0c61 0 112 14 164 43 52 30 90 67 120 118 30 52 44 103 44 162 0 61-14 111-44 163-30 50-68 88-120 117-52 30-103 44-164 44s-111-14-164-44c-52-29-90-67-120-117-30-52-44-102-44-163 0-59 14-110 44-162 30-51 68-88 120-118 53-29 103-43 164-43z">
          <text:p/>
        </draw:path>
        <draw:path draw:style-name="gr3" draw:text-style-name="P3" draw:layer="layout" svg:width="0.655cm" svg:height="0.646cm" draw:transform="rotate (-3.14159265358979) translate (10.614cm 5.84cm)" svg:viewBox="0 0 656 647" svg:d="M328 0c61 0 112 14 164 43 52 30 90 67 120 118 30 52 44 103 44 162 0 61-14 111-44 163-30 50-68 88-120 117-52 30-103 44-164 44s-111-14-164-44c-52-29-90-67-120-117-30-52-44-102-44-163 0-59 14-110 44-162 30-51 68-88 120-118 53-29 103-43 164-43z">
          <text:p/>
        </draw:path>
        <draw:path draw:style-name="gr3" draw:text-style-name="P3" draw:layer="layout" svg:width="0.655cm" svg:height="0.646cm" draw:transform="rotate (-3.14159265358979) translate (9.223cm 4.745cm)" svg:viewBox="0 0 656 647" svg:d="M328 0c61 0 112 14 164 43 52 30 90 67 120 118 30 52 44 103 44 162 0 61-14 111-44 163-30 50-68 88-120 117-52 30-103 44-164 44s-111-14-164-44c-52-29-90-67-120-117-30-52-44-102-44-163 0-59 14-110 44-162 30-51 68-88 120-118 53-29 103-43 164-43z">
          <text:p/>
        </draw:path>
        <draw:frame draw:style-name="gr4" draw:text-style-name="P4" draw:layer="layout" svg:width="0.534cm" svg:height="0.47cm" svg:x="8.634cm" svg:y="4.188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4" draw:text-style-name="P4" draw:layer="layout" svg:width="0.725cm" svg:height="0.528cm" svg:x="7.101cm" svg:y="5.264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4" draw:text-style-name="P4" draw:layer="layout" svg:width="0.729cm" svg:height="0.528cm" svg:x="7.93cm" svg:y="5.226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4" draw:text-style-name="P4" draw:layer="layout" svg:width="0.734cm" svg:height="0.529cm" svg:x="9.067cm" svg:y="5.245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4" draw:text-style-name="P4" draw:layer="layout" svg:width="0.746cm" svg:height="0.529cm" svg:x="9.921cm" svg:y="5.264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line draw:style-name="gr1" draw:text-style-name="P1" draw:layer="layout" svg:x1="8.912cm" svg:y1="7.576cm" svg:x2="7.877cm" svg:y2="7.576cm">
          <text:p/>
        </draw:line>
        <draw:line draw:style-name="gr1" draw:text-style-name="P1" draw:layer="layout" svg:x1="9.873cm" svg:y1="7.576cm" svg:x2="8.838cm" svg:y2="7.576cm">
          <text:p/>
        </draw:line>
        <draw:line draw:style-name="gr1" draw:text-style-name="P1" draw:layer="layout" svg:x1="7.898cm" svg:y1="7.584cm" svg:x2="8.352cm" svg:y2="6.497cm">
          <text:p/>
        </draw:line>
        <draw:line draw:style-name="gr1" draw:text-style-name="P1" draw:layer="layout" svg:x1="9.854cm" svg:y1="7.576cm" svg:x2="10.308cm" svg:y2="6.489cm">
          <text:p/>
        </draw:line>
        <draw:line draw:style-name="gr1" draw:text-style-name="P1" draw:layer="layout" svg:x1="7.898cm" svg:y1="7.575cm" svg:x2="7.444cm" svg:y2="6.488cm">
          <text:p/>
        </draw:line>
        <draw:line draw:style-name="gr1" draw:text-style-name="P1" draw:layer="layout" svg:x1="9.853cm" svg:y1="7.566cm" svg:x2="9.399cm" svg:y2="6.479cm">
          <text:p/>
        </draw:line>
        <draw:path draw:style-name="gr2" draw:text-style-name="P2" draw:layer="layout" svg:width="0.655cm" svg:height="0.646cm" svg:x="7.114cm" svg:y="6.16cm" svg:viewBox="0 0 656 647" svg:d="M328 0c-61 0-112 14-164 43-52 30-90 67-120 118-30 52-44 103-44 162 0 61 14 111 44 163 30 50 68 88 120 117 52 30 103 44 164 44s111-14 164-44c52-29 90-67 120-117 30-52 44-102 44-163 0-59-14-110-44-162-30-51-68-88-120-118-53-29-103-43-164-43z">
          <text:p/>
        </draw:path>
        <draw:path draw:style-name="gr2" draw:text-style-name="P2" draw:layer="layout" svg:width="0.655cm" svg:height="0.646cm" svg:x="8.001cm" svg:y="6.159cm" svg:viewBox="0 0 656 647" svg:d="M328 0c-61 0-112 14-164 43-52 30-90 67-120 118-30 52-44 103-44 162 0 61 14 111 44 163 30 50 68 88 120 117 52 30 103 44 164 44s111-14 164-44c52-29 90-67 120-117 30-52 44-102 44-163 0-59-14-110-44-162-30-51-68-88-120-118-53-29-103-43-164-43z">
          <text:p/>
        </draw:path>
        <draw:path draw:style-name="gr2" draw:text-style-name="P2" draw:layer="layout" svg:width="0.655cm" svg:height="0.646cm" svg:x="9.123cm" svg:y="6.159cm" svg:viewBox="0 0 656 647" svg:d="M328 0c-61 0-112 14-164 43-52 30-90 67-120 118-30 52-44 103-44 162 0 61 14 111 44 163 30 50 68 88 120 117 52 30 103 44 164 44s111-14 164-44c52-29 90-67 120-117 30-52 44-102 44-163 0-59-14-110-44-162-30-51-68-88-120-118-53-29-103-43-164-43z">
          <text:p/>
        </draw:path>
        <draw:path draw:style-name="gr2" draw:text-style-name="P2" draw:layer="layout" svg:width="0.655cm" svg:height="0.646cm" svg:x="9.967cm" svg:y="6.144cm" svg:viewBox="0 0 656 647" svg:d="M328 0c-61 0-112 14-164 43-52 30-90 67-120 118-30 52-44 103-44 162 0 61 14 111 44 163 30 50 68 88 120 117 52 30 103 44 164 44s111-14 164-44c52-29 90-67 120-117 30-52 44-102 44-163 0-59-14-110-44-162-30-51-68-88-120-118-53-29-103-43-164-43z">
          <text:p/>
        </draw:path>
        <draw:path draw:style-name="gr2" draw:text-style-name="P2" draw:layer="layout" svg:width="0.655cm" svg:height="0.646cm" svg:x="8.576cm" svg:y="7.239cm" svg:viewBox="0 0 656 647" svg:d="M328 0c-61 0-112 14-164 43-52 30-90 67-120 118-30 52-44 103-44 162 0 61 14 111 44 163 30 50 68 88 120 117 52 30 103 44 164 44s111-14 164-44c52-29 90-67 120-117 30-52 44-102 44-163 0-59-14-110-44-162-30-51-68-88-120-118-53-29-103-43-164-43z">
          <text:p/>
        </draw:path>
        <draw:frame draw:style-name="gr4" draw:text-style-name="P4" draw:layer="layout" svg:width="0.725cm" svg:height="0.528cm" svg:x="7.091cm" svg:y="6.238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4" draw:text-style-name="P4" draw:layer="layout" svg:width="0.729cm" svg:height="0.528cm" svg:x="7.949cm" svg:y="6.229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4" draw:text-style-name="P4" draw:layer="layout" svg:width="0.534cm" svg:height="0.47cm" svg:x="8.644cm" svg:y="7.336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4" draw:text-style-name="P4" draw:layer="layout" svg:width="0.734cm" svg:height="0.529cm" svg:x="9.078cm" svg:y="6.209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4" draw:text-style-name="P4" draw:layer="layout" svg:width="0.746cm" svg:height="0.529cm" svg:x="9.922cm" svg:y="6.218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4" draw:text-style-name="P4" draw:layer="layout" svg:width="0.9cm" svg:height="1.04cm" svg:x="0.108cm" svg:y="1.447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line draw:style-name="gr5" draw:text-style-name="P1" draw:layer="layout" svg:x1="1.028cm" svg:y1="2.151cm" svg:x2="1.399cm" svg:y2="2.151cm">
          <text:p/>
        </draw:line>
        <draw:line draw:style-name="gr5" draw:text-style-name="P1" draw:layer="layout" svg:x1="1.028cm" svg:y1="1.928cm" svg:x2="1.399cm" svg:y2="1.92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8cm" svg:stroke-color="#000000" draw:marker-start-width="0.34cm" draw:marker-start-center="false" draw:marker-end-width="0.34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tart-line-spacing-horizontal="0.4cm" draw:start-line-spacing-vertical="0.5cm" draw:end-line-spacing-horizontal="0.4cm" draw:end-line-spacing-vertical="0.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05cm" svg:stroke-color="#000000" draw:marker-start-width="0.57cm" draw:marker-start-center="true" draw:marker-end="Arrow" draw:marker-end-width="0.17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05cm" svg:stroke-color="#000000" draw:marker-start-width="0.31cm" draw:marker-end-width="0.31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18T22:00:39.390598502</dc:date>
    <meta:editing-duration>PT1H39M4S</meta:editing-duration>
    <meta:editing-cycles>14</meta:editing-cycles>
    <meta:generator>LibreOffice/5.2.3.3$Linux_X86_64 LibreOffice_project/20m0$Build-3</meta:generator>
    <meta:document-statistic meta:object-count="94"/>
  </office:meta>
</office:document-meta>
</file>

<file path=Object 1/content.xml><?xml version="1.0" encoding="utf-8"?>
<math xmlns="http://www.w3.org/1998/Math/MathML" display="block">
  <semantics>
    <mi>V</mi>
    <annotation encoding="StarMath 5.0">V</annotation>
  </semantics>
</math>
</file>

<file path=Object 10/content.xml><?xml version="1.0" encoding="utf-8"?>
<math xmlns="http://www.w3.org/1998/Math/MathML" display="block">
  <semantics>
    <mi>X</mi>
    <annotation encoding="StarMath 5.0">X</annotation>
  </semantics>
</math>
</file>

<file path=Object 11/content.xml><?xml version="1.0" encoding="utf-8"?>
<math xmlns="http://www.w3.org/1998/Math/MathML" display="block">
  <semantics>
    <msup>
      <mi>W</mi>
      <mn>1</mn>
    </msup>
    <annotation encoding="StarMath 5.0">W^1</annotation>
  </semantics>
</math>
</file>

<file path=Object 12/content.xml><?xml version="1.0" encoding="utf-8"?>
<math xmlns="http://www.w3.org/1998/Math/MathML" display="block">
  <semantics>
    <msup>
      <mi>W</mi>
      <mn>2</mn>
    </msup>
    <annotation encoding="StarMath 5.0">W^2</annotation>
  </semantics>
</math>
</file>

<file path=Object 13/content.xml><?xml version="1.0" encoding="utf-8"?>
<math xmlns="http://www.w3.org/1998/Math/MathML" display="block">
  <semantics>
    <msup>
      <mi>W</mi>
      <mn>3</mn>
    </msup>
    <annotation encoding="StarMath 5.0">W^3</annotation>
  </semantics>
</math>
</file>

<file path=Object 14/content.xml><?xml version="1.0" encoding="utf-8"?>
<math xmlns="http://www.w3.org/1998/Math/MathML" display="block">
  <semantics>
    <msup>
      <mi>W</mi>
      <mn>4</mn>
    </msup>
    <annotation encoding="StarMath 5.0">W^4</annotation>
  </semantics>
</math>
</file>

<file path=Object 15/content.xml><?xml version="1.0" encoding="utf-8"?>
<math xmlns="http://www.w3.org/1998/Math/MathML" display="block">
  <semantics>
    <mi>V</mi>
    <annotation encoding="StarMath 5.0">V</annotation>
  </semantics>
</math>
</file>

<file path=Object 16/content.xml><?xml version="1.0" encoding="utf-8"?>
<math xmlns="http://www.w3.org/1998/Math/MathML" display="block">
  <semantics>
    <msup>
      <mi>W</mi>
      <mn>1</mn>
    </msup>
    <annotation encoding="StarMath 5.0">W^1</annotation>
  </semantics>
</math>
</file>

<file path=Object 17/content.xml><?xml version="1.0" encoding="utf-8"?>
<math xmlns="http://www.w3.org/1998/Math/MathML" display="block">
  <semantics>
    <msup>
      <mi>W</mi>
      <mn>2</mn>
    </msup>
    <annotation encoding="StarMath 5.0">W^2</annotation>
  </semantics>
</math>
</file>

<file path=Object 18/content.xml><?xml version="1.0" encoding="utf-8"?>
<math xmlns="http://www.w3.org/1998/Math/MathML" display="block">
  <semantics>
    <mi>X</mi>
    <annotation encoding="StarMath 5.0">X</annotation>
  </semantics>
</math>
</file>

<file path=Object 19/content.xml><?xml version="1.0" encoding="utf-8"?>
<math xmlns="http://www.w3.org/1998/Math/MathML" display="block">
  <semantics>
    <msup>
      <mi>W</mi>
      <mn>3</mn>
    </msup>
    <annotation encoding="StarMath 5.0">W^3</annotation>
  </semantics>
</math>
</file>

<file path=Object 2/content.xml><?xml version="1.0" encoding="utf-8"?>
<math xmlns="http://www.w3.org/1998/Math/MathML" display="block">
  <semantics>
    <mi>V</mi>
    <annotation encoding="StarMath 5.0">V</annotation>
  </semantics>
</math>
</file>

<file path=Object 20/content.xml><?xml version="1.0" encoding="utf-8"?>
<math xmlns="http://www.w3.org/1998/Math/MathML" display="block">
  <semantics>
    <msup>
      <mi>W</mi>
      <mn>4</mn>
    </msup>
    <annotation encoding="StarMath 5.0">W^4</annotation>
  </semantics>
</math>
</file>

<file path=Object 21/content.xml><?xml version="1.0" encoding="utf-8"?>
<math xmlns="http://www.w3.org/1998/Math/MathML" display="block">
  <semantics>
    <mi>X</mi>
    <annotation encoding="StarMath 5.0">X</annotation>
  </semantics>
</math>
</file>

<file path=Object 22/content.xml><?xml version="1.0" encoding="utf-8"?>
<math xmlns="http://www.w3.org/1998/Math/MathML" display="block">
  <semantics>
    <msup>
      <mi>W</mi>
      <mn>1</mn>
    </msup>
    <annotation encoding="StarMath 5.0">W^1</annotation>
  </semantics>
</math>
</file>

<file path=Object 23/content.xml><?xml version="1.0" encoding="utf-8"?>
<math xmlns="http://www.w3.org/1998/Math/MathML" display="block">
  <semantics>
    <msup>
      <mi>W</mi>
      <mn>2</mn>
    </msup>
    <annotation encoding="StarMath 5.0">W^2</annotation>
  </semantics>
</math>
</file>

<file path=Object 24/content.xml><?xml version="1.0" encoding="utf-8"?>
<math xmlns="http://www.w3.org/1998/Math/MathML" display="block">
  <semantics>
    <msup>
      <mi>W</mi>
      <mn>3</mn>
    </msup>
    <annotation encoding="StarMath 5.0">W^3</annotation>
  </semantics>
</math>
</file>

<file path=Object 25/content.xml><?xml version="1.0" encoding="utf-8"?>
<math xmlns="http://www.w3.org/1998/Math/MathML" display="block">
  <semantics>
    <msup>
      <mi>W</mi>
      <mn>4</mn>
    </msup>
    <annotation encoding="StarMath 5.0">W^4</annotation>
  </semantics>
</math>
</file>

<file path=Object 26/content.xml><?xml version="1.0" encoding="utf-8"?>
<math xmlns="http://www.w3.org/1998/Math/MathML" display="block">
  <semantics>
    <mi>f</mi>
    <annotation encoding="StarMath 5.0">f</annotation>
  </semantics>
</math>
</file>

<file path=Object 3/content.xml><?xml version="1.0" encoding="utf-8"?>
<math xmlns="http://www.w3.org/1998/Math/MathML" display="block">
  <semantics>
    <mrow>
      <mo stretchy="false">+</mo>
      <mrow/>
    </mrow>
    <annotation encoding="StarMath 5.0">+{  }</annotation>
  </semantics>
</math>
</file>

<file path=Object 4/content.xml><?xml version="1.0" encoding="utf-8"?>
<math xmlns="http://www.w3.org/1998/Math/MathML" display="block">
  <semantics>
    <msup>
      <mi>W</mi>
      <mn>1</mn>
    </msup>
    <annotation encoding="StarMath 5.0">W^1</annotation>
  </semantics>
</math>
</file>

<file path=Object 5/content.xml><?xml version="1.0" encoding="utf-8"?>
<math xmlns="http://www.w3.org/1998/Math/MathML" display="block">
  <semantics>
    <msup>
      <mi>W</mi>
      <mn>2</mn>
    </msup>
    <annotation encoding="StarMath 5.0">W^2</annotation>
  </semantics>
</math>
</file>

<file path=Object 6/content.xml><?xml version="1.0" encoding="utf-8"?>
<math xmlns="http://www.w3.org/1998/Math/MathML" display="block">
  <semantics>
    <mi>X</mi>
    <annotation encoding="StarMath 5.0">X</annotation>
  </semantics>
</math>
</file>

<file path=Object 7/content.xml><?xml version="1.0" encoding="utf-8"?>
<math xmlns="http://www.w3.org/1998/Math/MathML" display="block">
  <semantics>
    <mi>V</mi>
    <annotation encoding="StarMath 5.0">V</annotation>
  </semantics>
</math>
</file>

<file path=Object 8/content.xml><?xml version="1.0" encoding="utf-8"?>
<math xmlns="http://www.w3.org/1998/Math/MathML" display="block">
  <semantics>
    <msup>
      <mi>W</mi>
      <mn>3</mn>
    </msup>
    <annotation encoding="StarMath 5.0">W^3</annotation>
  </semantics>
</math>
</file>

<file path=Object 9/content.xml><?xml version="1.0" encoding="utf-8"?>
<math xmlns="http://www.w3.org/1998/Math/MathML" display="block">
  <semantics>
    <msup>
      <mi>W</mi>
      <mn>4</mn>
    </msup>
    <annotation encoding="StarMath 5.0">W^4</annotation>
  </semantics>
</math>
</file>